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ed172"/>
    </style:style>
    <style:style style:name="P2" style:family="paragraph" style:parent-style-name="Text_20_body">
      <style:text-properties officeooo:paragraph-rsid="002e1cfc"/>
    </style:style>
    <style:style style:name="P3" style:family="paragraph" style:parent-style-name="Text_20_body_20_indent">
      <style:text-properties officeooo:paragraph-rsid="002a5997"/>
    </style:style>
    <style:style style:name="P4" style:family="paragraph" style:parent-style-name="Text_20_body_20_indent">
      <style:text-properties officeooo:paragraph-rsid="002e1cfc"/>
    </style:style>
    <style:style style:name="P5" style:family="paragraph" style:parent-style-name="Heading_20_1">
      <style:text-properties officeooo:paragraph-rsid="001c0cc0"/>
    </style:style>
    <style:style style:name="P6" style:family="paragraph" style:parent-style-name="List_20_1">
      <style:text-properties officeooo:paragraph-rsid="00104ae2"/>
    </style:style>
    <style:style style:name="P7" style:family="paragraph" style:parent-style-name="List_20_1" style:list-style-name="List_20_1"/>
    <style:style style:name="T1" style:family="text">
      <style:text-properties officeooo:rsid="000d42b3"/>
    </style:style>
    <style:style style:name="T2" style:family="text">
      <style:text-properties officeooo:rsid="000ddae6"/>
    </style:style>
    <style:style style:name="T3" style:family="text">
      <style:text-properties fo:font-weight="bold" style:font-weight-asian="bold" style:font-weight-complex="bold"/>
    </style:style>
    <style:style style:name="T4" style:family="text">
      <style:text-properties fo:font-weight="bold" officeooo:rsid="000ed172" style:font-weight-asian="bold" style:font-weight-complex="bold"/>
    </style:style>
    <style:style style:name="T5" style:family="text">
      <style:text-properties fo:font-style="italic" style:font-style-asian="italic" style:font-style-complex="italic"/>
    </style:style>
    <style:style style:name="T6" style:family="text">
      <style:text-properties officeooo:rsid="000ed172"/>
    </style:style>
    <style:style style:name="T7" style:family="text">
      <style:text-properties fo:font-weight="normal" style:font-weight-asian="normal" style:font-weight-complex="normal"/>
    </style:style>
    <style:style style:name="T8" style:family="text">
      <style:text-properties fo:font-weight="normal" officeooo:rsid="000ddae6" style:font-weight-asian="normal" style:font-weight-complex="normal"/>
    </style:style>
    <style:style style:name="T9" style:family="text">
      <style:text-properties fo:font-weight="normal" officeooo:rsid="000ed172" style:font-weight-asian="normal" style:font-weight-complex="normal"/>
    </style:style>
    <style:style style:name="T10" style:family="text">
      <style:text-properties officeooo:rsid="000ed247"/>
    </style:style>
    <style:style style:name="T11" style:family="text">
      <style:text-properties officeooo:rsid="0015b2b8"/>
    </style:style>
    <style:style style:name="T12" style:family="text">
      <style:text-properties style:text-position="super 58%" officeooo:rsid="0015b2b8"/>
    </style:style>
    <style:style style:name="T13" style:family="text">
      <style:text-properties style:text-position="super 58%" officeooo:rsid="0017a85c"/>
    </style:style>
    <style:style style:name="T14" style:family="text">
      <style:text-properties officeooo:rsid="0017a85c"/>
    </style:style>
    <style:style style:name="T15" style:family="text">
      <style:text-properties officeooo:rsid="0025dae8"/>
    </style:style>
    <style:style style:name="T16" style:family="text">
      <style:text-properties officeooo:rsid="002bfe5a"/>
    </style:style>
    <style:style style:name="T17" style:family="text">
      <style:text-properties style:font-name="Verdana" fo:font-size="11pt" officeooo:rsid="002e1cfc" style:font-size-asian="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2">V</text:span>owels</text:h>
      <text:p text:style-name="Text_20_body_20_indent">«aa» as in «paam» ‹palm› </text:p>
      <text:p text:style-name="Text_20_body_20_indent">«ai/ay» as in «aim, play, layer»¹ </text:p>
      <text:p text:style-name="Text_20_body_20_indent">«au/aw» as in «paus, law, drawing» ‹pause…›¹ </text:p>
      <text:p text:style-name="Text_20_body_20_indent">«ee/i» as in «tree, fansi, raidio» ‹…fancy, radio›² </text:p>
      <text:p text:style-name="Text_20_body_20_indent">«oa/o» as in «boat, yelo, poetic» ‹…yellow, poetic›¹ </text:p>
      <text:p text:style-name="Text_20_body_20_indent">«oi/oy» as in «oil, boy, royel» ‹…royal›¹ </text:p>
      <text:p text:style-name="Text_20_body_20_indent">«oo» as in «book» </text:p>
      <text:p text:style-name="Text_20_body_20_indent">«ou/ow» as in «mouth, now, power»¹ </text:p>
      <text:p text:style-name="Text_20_body_20_indent">«uu/u» as in «gruup, clu, sichuaition» ‹group, clue, situation›¹ </text:p>
      <text:p text:style-name="Text_20_body_20_indent">«ue» as in «válue» ‹value› – also used in words such as «due, tuen» ‹…tune› where some people speak «uu» </text:p>
      <text:p text:style-name="Text_20_body_20_indent">«y/iy» as in «styl, quiyet, nuecliiy» ‹style, quiet, nuclei›³ </text:p>
      <text:p text:style-name="P4">The schwa is usually written as «e» («cam<text:span text:style-name="Strong_20_Emphasis">e</text:span>l, com<text:span text:style-name="Strong_20_Emphasis">e</text:span>n» ‹…common›) or «u» («álb<text:span text:style-name="Strong_20_Emphasis">u</text:span>m, nurv<text:span text:style-name="Strong_20_Emphasis">u</text:span>ss» ‹…nervous›), but as «a» at the end of words («extr<text:span text:style-name="Strong_20_Emphasis">a</text:span>»). A schwa immediately <text:span text:style-name="T17">before the</text:span> stressed syllable can be represented by any of the five main vowel letters, e.g. «a» in «about», «o» in «compuet» ‹compute›.</text:p>
      <text:p text:style-name="Text_20_body_20_indent"><text:span text:style-name="T2">The other vowels are written as expected (</text:span>«c<text:span text:style-name="T3">a</text:span>t, p<text:span text:style-name="T3">e</text:span>n, b<text:span text:style-name="T3">i</text:span>g, d<text:span text:style-name="T3">o</text:span>g, cl<text:span text:style-name="T3">u</text:span>b»<text:span text:style-name="T2">). </text:span>These five vowels as well as «oo» and the schwa are considered short, all others are long.</text:p>
      <text:p text:style-name="Text_20_body_20_indent"><text:span text:style-name="T12">1<text:tab/></text:span><text:span text:style-name="T11">Second spelling used </text:span>at the end of words and before other vowels.</text:p>
      <text:p text:style-name="Text_20_body_20_indent"><text:span text:style-name="T13">2</text:span><text:span text:style-name="T12"><text:tab/></text:span><text:span text:style-name="T11">Second spelling used for u</text:span>nstressed <text:span text:style-name="T14">vowels </text:span>at the end of words and before other vowels.</text:p>
      <text:p text:style-name="Text_20_body_20_indent"><text:span text:style-name="T12">3<text:tab/></text:span><text:span text:style-name="T11">Second spelling used before other vowels and at the end of words after a vowel.</text:span></text:p>
      <text:h text:style-name="Heading_20_2" text:outline-level="2"><text:span text:style-name="T6">C</text:span>onsonants</text:h>
      <text:p text:style-name="Text_20_body_20_indent">«g» as in «big»</text:p>
      <text:p text:style-name="Text_20_body_20_indent">«j» as in «joy»</text:p>
      <text:p text:style-name="Text_20_body_20_indent">«ng» as in «long»</text:p>
      <text:p text:style-name="Text_20_body_20_indent">«w» as in «west»</text:p>
      <text:p text:style-name="P3">«wh» as in «when» – many people speak this like «w», but not everybody does</text:p>
      <text:p text:style-name="P3">«zh» as in «miraazh» ‹mirage› </text:p>
      <text:p text:style-name="Text_20_body">/k/ is written</text:p>
      <text:list xml:id="list738925049" text:style-name="List_20_1">
        <text:list-item>
          <text:p text:style-name="P6">«c» before <text:span text:style-name="T10">other </text:span>letter<text:span text:style-name="T10">s except «e, i, y, h» (</text:span>«cat, cost, crisp»<text:span text:style-name="T10">) and in final unstressed /ak/ or /Ik/ («mainiac, public» ‹maniac…›)</text:span></text:p>
        </text:list-item>
        <text:list-item>
          <text:p text:style-name="P6">«k» <text:span text:style-name="T10">otherwise</text:span> <text:span text:style-name="T10">(</text:span>«keep, king, book, drink»<text:span text:style-name="T10">)</text:span></text:p>
        </text:list-item>
      </text:list>
      <text:p text:style-name="Text_20_body_20_indent">/s/ is written</text:p>
      <text:list xml:id="list181853671366395" text:continue-numbering="true" text:style-name="List_20_1">
        <text:list-item>
          <text:p text:style-name="List_20_1">«c» between any vowel and «e, i, y» («deecent, ixplicit» ‹decent, explicit›) </text:p>
        </text:list-item>
        <text:list-item>
          <text:p text:style-name="List_20_1">«ss» between other vowels («assault, épissoad» ‹assault, episode›) and at the end of words except after /f, k, p, t, T/ («less, évidenss» ‹…evidence›) </text:p>
        </text:list-item>
        <text:list-item>
          <text:p text:style-name="List_20_1">«s» otherwise («sun, desk, chips») </text:p>
        </text:list-item>
      </text:list>
      <text:p text:style-name="Text_20_body_20_indent">/z/ is written</text:p>
      <text:list xml:id="list181855062514174" text:continue-numbering="true" text:style-name="List_20_1">
        <text:list-item>
          <text:p text:style-name="P7">«s» between vowels («visit, dusen, disyr» ‹…dozen, desire›) and at the end of words except after /f, k, p, t, T/ («his, meens, paus» ‹…means, pause›) </text:p>
        </text:list-item>
        <text:list-item>
          <text:p text:style-name="List_20_1">«z» otherwise («zeero, igzact, obzurv» ‹zero, exact, observe›)</text:p>
        </text:list-item>
      </text:list>
      <text:p text:style-name="Text_20_body_20_indent">/T/ and /D/:</text:p>
      <text:list xml:id="list181853247774177" text:continue-numbering="true" text:style-name="List_20_1">
        <text:list-item>
          <text:p text:style-name="List_20_1">Voiceless /T/ is always «th», e.g. «thin»</text:p>
        </text:list-item>
        <text:list-item>
          <text:p text:style-name="List_20_1">Voiced /D/ is usually «dh», e.g. «smuudh, wurdhi» ‹smooth, worthy›</text:p>
        </text:list-item>
        <text:list-item>
          <text:p text:style-name="List_20_1">But it remains «th» in the frequent words «aulthó, tho, than, the, then, thay, them, thair, thiss, that, thuss» ‹although, though, than, the, then, they, them, their <text:span text:style-name="T5">or</text:span> there, this, that, thus› as well as in all words ending in /<text:span text:style-name="T15">⁠</text:span>D@`/, such as «anuther, bother, muther, whether» ‹another, bother, mother, whether›. This spelling is also used in derivatives of all these words. </text:p>
        </text:list-item>
        <text:list-item>
          <text:p text:style-name="List_20_1">The small number of words ending in /T@`/ is written with «thur»: «Arthur, authur, panthur» ‹Arthur, author, panther›</text:p>
        </text:list-item>
      </text:list>
      <text:p text:style-name="P1"><text:span text:style-name="T2">The other consonants are written as expected (</text:span>«<text:span text:style-name="T3">b</text:span>e<text:span text:style-name="T3">d</text:span>, <text:span text:style-name="T3">m</text:span>u<text:span text:style-name="T3">ch</text:span>, <text:span text:style-name="T3">f</text:span>a<text:span text:style-name="T3">t</text:span><text:span text:style-name="T7">, </text:span><text:span text:style-name="T3">h</text:span><text:span text:style-name="T7">ot, </text:span><text:span text:style-name="T3">l</text:span><text:span text:style-name="T7">eg, </text:span><text:span text:style-name="T3">n</text:span><text:span text:style-name="T7">ow, </text:span><text:span text:style-name="T3">p</text:span><text:span text:style-name="T7">op, </text:span><text:span text:style-name="T3">r</text:span><text:span text:style-name="T7">un, </text:span><text:span text:style-name="T3">sh</text:span><text:span text:style-name="T7">ip, e</text:span><text:span text:style-name="T3">v</text:span><text:span text:style-name="T7">er, </text:span><text:span text:style-name="T4">y</text:span><text:span text:style-name="T9">et</text:span><text:span text:style-name="T7">»</text:span><text:span text:style-name="T8">).</text:span></text:p>
      <text:h text:style-name="Heading_20_2" text:outline-level="2"><text:soft-page-break/>R-colored Vowels</text:h>
      <text:p text:style-name="Text_20_body_20_indent">«air» as in «pair»</text:p>
      <text:p text:style-name="Text_20_body_20_indent">«ar» as in «dark»</text:p>
      <text:p text:style-name="Text_20_body_20_indent">«arr» as in «carri» ‹carry›</text:p>
      <text:p text:style-name="Text_20_body_20_indent">«eer» as in «cheer»</text:p>
      <text:p text:style-name="Text_20_body_20_indent">«er» as in «number»</text:p>
      <text:p text:style-name="Text_20_body_20_indent">«err» as in «merri» ‹merry›</text:p>
      <text:p text:style-name="Text_20_body_20_indent">«or» as in «north, order, port»</text:p>
      <text:p text:style-name="Text_20_body_20_indent">«orr» as in «sorri» ‹sorry›</text:p>
      <text:p text:style-name="Text_20_body_20_indent">«ur» as in «turn»</text:p>
      <text:p text:style-name="Text_20_body_20_indent">«urr» as in «current»</text:p>
      <text:p text:style-name="Text_20_body_20_indent">«yr» as in «fyr, vyruss» ‹fire, virus›</text:p>
      <text:p text:style-name="Text_20_body_20_indent">Other vowels keep their usual spelling («m<text:span text:style-name="Strong_20_Emphasis">ir</text:span>er, p<text:span text:style-name="Strong_20_Emphasis">oor</text:span>, p<text:span text:style-name="Strong_20_Emphasis">uer</text:span>, <text:span text:style-name="Strong_20_Emphasis">our</text:span>» ‹mirror, poor, pure, our <text:span text:style-name="T5">or</text:span> hour›).</text:p>
      <text:h text:style-name="Heading_20_2" text:outline-level="2">Sound Combinations</text:h>
      <text:p text:style-name="Text_20_body_20_indent">«qu» /kw/ as in «quit»</text:p>
      <text:p text:style-name="Text_20_body_20_indent">«x» /ks/ as in «mix, next, áxident» ‹…accident›</text:p>
      <text:p text:style-name="Text_20_body_20_indent">Final «all» /O:l/ as in «ball»</text:p>
      <text:p text:style-name="Text_20_body_20_indent">Final «tion» /S@n/ as in «section, recognition, permition, miusition» ‹…permission, musician›</text:p>
      <text:p text:style-name="Text_20_body_20_indent">Final «sion» /Z@n/ as in «vision, confiusion, iquaision» ‹…confusion, equation›</text:p>
      <text:p text:style-name="Text_20_body_20_indent">Between any of /b, p, k/ and word-final /l/, the schwa is omitted, e.g. «flexebl, simpl, articl» ‹flexible, simple, article›.</text:p>
      <text:p text:style-name="Text_20_body_20_indent">Final /z@m/ is written «sm» with the schwa omitted, e.g. «sarcasm».</text:p>
      <text:h text:style-name="Heading_20_2" text:outline-level="2"><text:bookmark text:name="stress"/>Stress</text:h>
      <text:p text:style-name="Text_20_body">Stress is marked using an acute accent in cases where it deviates from the stress pattern predicted by the following rules:</text:p>
      <text:list xml:id="list181853595803807" text:continue-numbering="true" text:style-name="List_20_1">
        <text:list-item>
          <text:p text:style-name="List_20_1">If a word has just one syllable, no accent is used or needed. </text:p>
        </text:list-item>
        <text:list-item>
          <text:p text:style-name="List_20_1">If a word ends in «ee», this final vowel is stressed, e.g. «agree». </text:p>
        </text:list-item>
        <text:list-item>
          <text:p text:style-name="List_20_1">If a word ends in «a» or «i» and has just two syllables, the first vowel is stressed, e.g. «extra, hapi» ‹…happy›. </text:p>
        </text:list-item>
        <text:list-item>
          <text:p text:style-name="List_20_1">If a word ends in any of «grefi, leji, ic, icl, ics, iti, sion, tion», the vowel preceding this ending is stressed, e.g. «turminoleji, statistic, publicaition» ‹terminology, statistic, publication›. </text:p>
        </text:list-item>
        <text:list-item>
          <text:p text:style-name="List_20_1">Otherwise the first long vowel in the word is considered stressed, e.g. «compleet, prisuem, sufyss» ‹complete, presume, suffice›. But, except for «y», long vowel<text:span text:style-name="T16">s</text:span> written with just one letter (e.g. the «o» in «windo» ‹window›) don’t count for the purposes of this rule, and neither does the final vowel in words ending in «ait, y, ys, yt». </text:p>
        </text:list-item>
        <text:list-item>
          <text:p text:style-name="List_20_1">Otherwise, if a word starts with a short vowel or with «di» or «ri», the second vowel is considered stressed, e.g. «adopt, difenss, riquest» ‹adopt, defense, request›. If not, the first vowel is considered stressed, e.g. «current». But in either case, if the chosen vowel would be «er», the next vowel that is not «er» is chosen instead, e.g. «interject, perhaps».</text:p>
        </text:list-item>
      </text:list>
      <text:p text:style-name="Text_20_body_20_indent">If a prefix has just one syllable and is stressed, it takes the accent, e.g. «nónsenss» ‹nonsense›.</text:p>
      <text:p text:style-name="Text_20_body_20_indent">The use of accents is optional, but recommended.</text:p>
      <text:h text:style-name="Heading_20_2" text:outline-level="2">Sample</text:h>
      <text:p text:style-name="P2">Four scor and seven yeers ago our faathers braut forth upon thiss continent, a nue naition, conseevd in Liberti, and dedicaited tu the proposition that all men ar criáited eequel. Now wi ar engaijd in a grait sivil wor, testing whether that naition, or eni naition so conseevd and so dedicaited, can long enduer.</text:p>
      <text:h text:style-name="Heading_20_2" text:outline-level="2">Links</text:h>
      <text:p text:style-name="Text_20_body_20_indent">Online converter: <text:a xlink:type="simple" xlink:href="https://www.lytspel.org/" text:style-name="Internet_20_link" text:visited-style-name="Visited_20_Internet_20_Link">https://www.lytspel.org</text:a></text:p>
      <text:p text:style-name="Text_20_body_20_indent">Detailed ruleset: <text:a xlink:type="simple" xlink:href="https://www.lytspel.org/rules" text:style-name="Internet_20_link" text:visited-style-name="Visited_20_Internet_20_Link">https://www.lytspel.org/rules</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family="Verdana" style:font-style-name="Regular" style:font-family-generic="swiss" style:font-pitch="variable" fo:font-size="11pt" style:font-size-asian="10.5pt"/>
    </style:style>
    <style:style style:name="Heading" style:family="paragraph" style:parent-style-name="Standard" style:next-style-name="Text_20_body" style:class="text" style:master-page-name="">
      <style:paragraph-properties fo:margin-top="4.23mm" fo:margin-bottom="2.12mm" loext:contextual-spacing="false" style:page-number="auto" fo:keep-with-next="always"/>
      <style:text-properties style:font-name="Verdana" fo:font-family="Verdana" style:font-style-name="Regular"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1.01mm" fo:margin-bottom="1.01mm" loext:contextual-spacing="true" fo:line-height="110%" style:page-number="auto"/>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mm" fo:margin-bottom="2.5mm" loext:contextual-spacing="false"/>
      <style:text-properties style:font-name="Verdana1" fo:font-family="Verdana" style:font-style-name="Bold" style:font-family-generic="swiss" style:font-pitch="variable" fo:font-size="13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4mm" fo:margin-bottom="1.99mm" loext:contextual-spacing="false"/>
      <style:text-properties fo:font-size="12pt" fo:font-weight="bold" style:font-size-asian="115%" style:font-weight-asian="bold" style:font-size-complex="115%" style:font-weight-complex="bold"/>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List_20_1" style:display-name="List 1" style:family="paragraph" style:parent-style-name="List" style:list-style-name="List_20_1" style:class="list" style:master-page-name="">
      <style:paragraph-properties fo:margin-left="4mm" fo:margin-right="0mm" fo:margin-top="0mm" fo:margin-bottom="0mm" loext:contextual-spacing="false" fo:text-indent="-4mm" style:auto-text-indent="false" style:page-number="auto">
        <style:tab-stops/>
      </style:paragraph-properties>
    </style:style>
    <style:style style:name="Text_20_body_20_indent" style:display-name="Text body indent" style:family="paragraph" style:parent-style-name="Text_20_body" style:class="text">
      <style:paragraph-properties fo:margin-left="4mm" fo:margin-right="0mm" fo:text-indent="-4m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ing_20_1">
      <style:text-properties officeooo:paragraph-rsid="001c0cc0"/>
    </style:style>
    <style:style style:name="MT1" style:family="text">
      <style:text-properties officeooo:rsid="000d42b3"/>
    </style:style>
    <style:page-layout style:name="Mpm1">
      <style:page-layout-properties fo:page-width="210.01mm" fo:page-height="280mm" style:num-format="1" style:print-orientation="portrait" fo:margin-top="20mm" fo:margin-bottom="20mm" fo:margin-left="20mm" fo:margin-right="20mm" style:shadow="none" style:writing-mode="lr-tb" style:layout-grid-color="#c0c0c0" style:layout-grid-lines="20" style:layout-grid-base-height="7.06mm" style:layout-grid-ruby-height="3.53mm" style:layout-grid-mode="none" style:layout-grid-ruby-below="false" style:layout-grid-print="false" style:layout-grid-display="false" style:footnote-max-height="0mm">
        <style:columns fo:column-count="2" fo:column-gap="3mm">
          <style:column-sep style:width="0.09mm" style:color="#000000" style:height="100%" style:style="solid"/>
          <style:column style:rel-width="32767*" fo:start-indent="0mm" fo:end-indent="1.5mm"/>
          <style:column style:rel-width="32768*" fo:start-indent="1.5mm" fo:end-indent="0mm"/>
        </style:columns>
        <style:footnote-sep style:width="0.18mm" style:distance-before-sep="1.01mm" style:distance-after-sep="1.01mm" style:line-style="solid" style:adjustment="left" style:rel-width="25%" style:color="#000000"/>
      </style:page-layout-properties>
      <style:header-style>
        <style:header-footer-properties fo:min-height="9mm" fo:margin-left="0mm" fo:margin-right="0mm" fo:margin-bottom="4mm" fo:background-color="transparent" style:dynamic-spacing="false" draw:fill="none" draw:fill-color="#729fcf"/>
      </style:header-style>
      <style:footer-style/>
    </style:page-layout>
  </office:automatic-styles>
  <office:master-styles>
    <style:master-page style:name="Standard" style:page-layout-name="Mpm1">
      <style:header>
        <text:h text:style-name="MP1" text:outline-level="1">Lytspel: <text:span text:style-name="MT1">A</text:span> Simple Phonetic Respelling for the English Language</text:h>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hristian Siefkes</meta:initial-creator>
    <meta:creation-date>2019-06-05T14:47:52.690831209</meta:creation-date>
    <dc:date>2021-03-04T18:18:52.978652619</dc:date>
    <dc:creator>Christian Siefkes</dc:creator>
    <meta:editing-duration>PT1H22M43S</meta:editing-duration>
    <meta:editing-cycles>30</meta:editing-cycles>
    <meta:generator>LibreOffice/6.4.6.2$Linux_X86_64 LibreOffice_project/40$Build-2</meta:generator>
    <meta:document-statistic meta:table-count="0" meta:image-count="0" meta:object-count="0" meta:page-count="2" meta:paragraph-count="77" meta:word-count="960" meta:character-count="5597" meta:non-whitespace-character-count="4715"/>
  </office:meta>
</office:document-meta>
</file>